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text-properties officeooo:rsid="0011464a" officeooo:paragraph-rsid="0011464a"/>
    </style:style>
    <style:style style:name="P2" style:family="paragraph" style:parent-style-name="Heading_20_2">
      <style:text-properties officeooo:rsid="00149802" officeooo:paragraph-rsid="00149802"/>
    </style:style>
    <style:style style:name="P3" style:family="paragraph" style:parent-style-name="Heading_20_3">
      <style:text-properties officeooo:paragraph-rsid="000a4952"/>
    </style:style>
    <style:style style:name="P4" style:family="paragraph" style:parent-style-name="Subtitle">
      <style:text-properties officeooo:rsid="000cbcca" officeooo:paragraph-rsid="000cbcca"/>
    </style:style>
    <style:style style:name="P5" style:family="paragraph" style:parent-style-name="Heading">
      <style:text-properties officeooo:rsid="0019e40a" officeooo:paragraph-rsid="0019e40a"/>
    </style:style>
    <style:style style:name="P6" style:family="paragraph" style:parent-style-name="Text_20_body">
      <style:text-properties officeooo:rsid="000d905f" officeooo:paragraph-rsid="000d905f"/>
    </style:style>
    <style:style style:name="P7" style:family="paragraph" style:parent-style-name="Text_20_body">
      <style:text-properties officeooo:rsid="00149802" officeooo:paragraph-rsid="00149802"/>
    </style:style>
    <style:style style:name="P8" style:family="paragraph" style:parent-style-name="Text_20_body">
      <style:text-properties officeooo:paragraph-rsid="00149802"/>
    </style:style>
    <style:style style:name="P9" style:family="paragraph" style:parent-style-name="Text_20_body">
      <style:paragraph-properties>
        <style:tab-stops>
          <style:tab-stop style:position="2.639in"/>
        </style:tab-stops>
      </style:paragraph-properties>
      <style:text-properties officeooo:paragraph-rsid="0012edb7"/>
    </style:style>
    <style:style style:name="P10" style:family="paragraph" style:parent-style-name="Text_20_body">
      <style:text-properties officeooo:rsid="0019e40a" officeooo:paragraph-rsid="0019e40a"/>
    </style:style>
    <style:style style:name="P11" style:family="paragraph" style:parent-style-name="Text_20_body">
      <style:text-properties officeooo:rsid="0019e40a" officeooo:paragraph-rsid="001bb11b"/>
    </style:style>
    <style:style style:name="P12" style:family="paragraph" style:parent-style-name="Text_20_body">
      <style:text-properties officeooo:rsid="0019e40a" officeooo:paragraph-rsid="001c6b0d"/>
    </style:style>
    <style:style style:name="P13" style:family="paragraph" style:parent-style-name="Text_20_body">
      <style:text-properties officeooo:rsid="0019e40a" officeooo:paragraph-rsid="001c817a"/>
    </style:style>
    <style:style style:name="P14" style:family="paragraph" style:parent-style-name="Text_20_body">
      <style:text-properties officeooo:rsid="001d05c8" officeooo:paragraph-rsid="001d05c8"/>
    </style:style>
    <style:style style:name="P15" style:family="paragraph" style:parent-style-name="Text_20_body">
      <style:text-properties style:text-underline-style="solid" style:text-underline-width="auto" style:text-underline-color="font-color" officeooo:rsid="001e6576" officeooo:paragraph-rsid="001e6576"/>
    </style:style>
    <style:style style:name="P16" style:family="paragraph" style:parent-style-name="Text_20_body">
      <style:text-properties style:text-underline-style="solid" style:text-underline-width="auto" style:text-underline-color="font-color" officeooo:rsid="001e6576" officeooo:paragraph-rsid="001ff24a"/>
    </style:style>
    <style:style style:name="P17" style:family="paragraph" style:parent-style-name="Text_20_body">
      <style:text-properties style:text-underline-style="solid" style:text-underline-width="auto" style:text-underline-color="font-color" officeooo:rsid="001ff24a" officeooo:paragraph-rsid="001ff24a"/>
    </style:style>
    <style:style style:name="P18" style:family="paragraph" style:parent-style-name="Preformatted_20_Text">
      <style:text-properties officeooo:rsid="000a4952" officeooo:paragraph-rsid="000a4952"/>
    </style:style>
    <style:style style:name="P19" style:family="paragraph" style:parent-style-name="Heading_20_1">
      <style:text-properties officeooo:rsid="000cbcca" officeooo:paragraph-rsid="000cbcca"/>
    </style:style>
    <style:style style:name="T1" style:family="text">
      <style:text-properties officeooo:rsid="000a008d"/>
    </style:style>
    <style:style style:name="T2" style:family="text">
      <style:text-properties officeooo:rsid="000a4952"/>
    </style:style>
    <style:style style:name="T3" style:family="text">
      <style:text-properties officeooo:rsid="000afac3"/>
    </style:style>
    <style:style style:name="T4" style:family="text">
      <style:text-properties officeooo:rsid="000eb19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49802"/>
    </style:style>
    <style:style style:name="T7" style:family="text">
      <style:text-properties style:text-underline-style="solid" style:text-underline-width="auto" style:text-underline-color="font-color" officeooo:rsid="0015741e"/>
    </style:style>
    <style:style style:name="T8" style:family="text">
      <style:text-properties style:text-underline-style="solid" style:text-underline-width="auto" style:text-underline-color="font-color" officeooo:rsid="001695e7"/>
    </style:style>
    <style:style style:name="T9" style:family="text">
      <style:text-properties style:text-underline-style="solid" style:text-underline-width="auto" style:text-underline-color="font-color" officeooo:rsid="0018cda0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b41a5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1bb11b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c6b0d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49802"/>
    </style:style>
    <style:style style:name="T16" style:family="text">
      <style:text-properties style:text-underline-style="none" officeooo:rsid="0015741e"/>
    </style:style>
    <style:style style:name="T17" style:family="text">
      <style:text-properties style:text-underline-style="none" officeooo:rsid="001695e7"/>
    </style:style>
    <style:style style:name="T18" style:family="text">
      <style:text-properties style:text-underline-style="none" officeooo:rsid="0018cda0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1b41a5" style:font-weight-asian="normal" style:font-weight-complex="normal"/>
    </style:style>
    <style:style style:name="T22" style:family="text">
      <style:text-properties style:text-underline-style="none" fo:font-weight="normal" officeooo:rsid="001bb11b" style:font-weight-asian="normal" style:font-weight-complex="normal"/>
    </style:style>
    <style:style style:name="T23" style:family="text">
      <style:text-properties style:text-underline-style="none" fo:font-weight="normal" officeooo:rsid="001c6b0d" style:font-weight-asian="normal" style:font-weight-complex="normal"/>
    </style:style>
    <style:style style:name="T24" style:family="text">
      <style:text-properties style:text-underline-style="none" fo:font-weight="normal" officeooo:rsid="001c817a" style:font-weight-asian="normal" style:font-weight-complex="normal"/>
    </style:style>
    <style:style style:name="T25" style:family="text">
      <style:text-properties style:text-underline-style="none" officeooo:rsid="001ff24a"/>
    </style:style>
    <style:style style:name="T26" style:family="text">
      <style:text-properties officeooo:rsid="00149802"/>
    </style:style>
    <style:style style:name="T27" style:family="text">
      <style:text-properties officeooo:rsid="0015741e"/>
    </style:style>
    <style:style style:name="T28" style:family="text">
      <style:text-properties officeooo:rsid="001ff2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kumentace</text:p>
      <text:p text:style-name="P4">FancyDiff-HTML</text:p>
      <text:p text:style-name="P6">Obsah</text:p>
      <text:p text:style-name="Preformatted_20_Text"><text:s text:c="4"/>• Popis</text:p>
      <text:p text:style-name="Preformatted_20_Text"><text:s text:c="4"/>• Základní ovládání</text:p>
      <text:p text:style-name="Preformatted_20_Text"/>
      <text:p text:style-name="Preformatted_20_Text">Varování aktualní verze nefunguje!</text:p>
      <text:h text:style-name="Heading_20_1" text:outline-level="1">Popis</text:h>
      <text:h text:style-name="Heading_20_3" text:outline-level="3">Co je účelem programu?</text:h>
      <text:p text:style-name="Preformatted_20_Text">Účelem programu je vzít uložený HTML dokument z počítače a poté stáhnout daný dokument z webové stránky <text:span text:style-name="T1">a porovnat ho se stávajícím.</text:span></text:p>
      <text:p text:style-name="Preformatted_20_Text"/>
      <text:h text:style-name="P3" text:outline-level="3"><text:span text:style-name="T2">Jak program funguje?</text:span></text:h>
      <text:p text:style-name="P18">Po zadaní všech potřebných informací se stáhn<text:span text:style-name="T4">ou všechny dokumnty z linků v textovém souboru</text:span> <text:span text:style-name="T4">jako</text:span> webový HTML dokumet. Ten se uloží na zadané místo. Poté se z toho samého místa vezme stavájící dokument a por<text:span text:style-name="T4">o</text:span>vná se s novějším. Porovnání funguje na bázi Hard Comparu (Porovná celé stránky – rychlejší) a Soft Comparu (Detailnější porovnání tagú a zjištění nesr<text:span text:style-name="T3">p</text:span>vnalostí – pomalejší). <text:span text:style-name="T3">Po zjištění všech nesrovnalostí se všechny dokumenty uloží do bulku, kde si je můžete prohlédnout.</text:span></text:p>
      <text:p text:style-name="P18"/>
      <text:h text:style-name="P19" text:outline-level="1">Základní ovládání</text:h>
      <text:h text:style-name="P2" text:outline-level="2">Instalace</text:h>
      <text:p text:style-name="P7">Po skopírování programu z githubu se nám objeví složka souboru. Poté musíme <text:span text:style-name="T27">zbuildit program tak aby jsme ho mohli začít používat. To se provede příkazem </text:span><text:span text:style-name="T7">mvn clean install</text:span><text:span text:style-name="T16">. Po úspěšné buildu můžeme přejít na spuštění.</text:span></text:p>
      <text:p text:style-name="P8"/>
      <text:h text:style-name="P1" text:outline-level="2">Spuštění</text:h>
      <text:p text:style-name="P9"><text:span text:style-name="T26">Nyní se nám v souborech objevila složka target. V ní je uložený program, který již můžeme spustit z terminálu. </text:span><text:span text:style-name="T15">Základem je příkaz: </text:span><text:span text:style-name="T6">java -jar target/</text:span><text:span text:style-name="T7">název</text:span><text:span text:style-name="T6">-0.</text:span><text:span text:style-name="T7">00</text:span><text:span text:style-name="T6">.jar </text:span><text:span text:style-name="T8">--</text:span><text:span text:style-name="T6">help</text:span><text:span text:style-name="T15">. Základní příkazem je </text:span><text:span text:style-name="T6">java -jar</text:span><text:span text:style-name="T15">, který spustí program zabalený v </text:span><text:span text:style-name="T7">target</text:span><text:span text:style-name="T16">, další je </text:span><text:span text:style-name="T7">název programu spojený s verzí</text:span><text:span text:style-name="T16">, </text:span><text:span text:style-name="T17">který je uložený ve složce </text:span><text:span text:style-name="T8">target.</text:span><text:span text:style-name="T17"> </text:span><text:span text:style-name="T18">Poslední je argument v tomhle případě –</text:span><text:span text:style-name="T9">help</text:span><text:span text:style-name="T18">, který zobrazí všechny potřebné a dostupné argumenty.</text:span></text:p>
      <text:h text:style-name="P1" text:outline-level="2"><text:soft-page-break/>Potřebné argumenty</text:h>
      <text:p text:style-name="P10">Pokud chceme na plno spustit program tak jak má fungovat, tak celkový počet argumentů by měl vypadat takto: <text:span text:style-name="T6">java -jar target/</text:span><text:span text:style-name="T7">název</text:span><text:span text:style-name="T6">-0.</text:span><text:span text:style-name="T7">00</text:span><text:span text:style-name="T6">.jar</text:span><text:span text:style-name="T5"> --file name.txt --revision_id id --bulk name --path /path/ --previous_bulk name</text:span><text:span text:style-name="T14">. </text:span><text:span text:style-name="T19">Tohle jsou všechny potřebné argumenty bez kterých se program nespustí!</text:span><text:span text:style-name="T20"> Je jedno v jakém pořadí jsou seřazené. Po značce argumentu vždy musí být napsaný text.</text:span></text:p>
      <text:p text:style-name="P5">Seznam potřebných argumentů</text:p>
      <text:p text:style-name="P10"><text:span text:style-name="T10">--file name.txt</text:span><text:span text:style-name="T20"> = </text:span><text:span text:style-name="T21">Označí jméno dokumentu, ve kterém jsou uložené linky na weby ze kterých chcete stáhnout HTML dokumenty</text:span></text:p>
      <text:p text:style-name="P11"><text:span text:style-name="T11">--revision_id id</text:span><text:span text:style-name="T21"> </text:span><text:span text:style-name="T22">= Nevím přesně proč to tam předchozí šéf chtěl, ale asi to bude důležitý :)</text:span></text:p>
      <text:p text:style-name="P11"><text:span text:style-name="T12">--bulk name</text:span><text:span text:style-name="T22"> = název souboru do kterého se uloží všechny dokumenty</text:span></text:p>
      <text:p text:style-name="P12"><text:span text:style-name="T12">--path /path/</text:span><text:span text:style-name="T22"> </text:span><text:span text:style-name="T23">= cesta označující umístění bulků a textového souboru</text:span></text:p>
      <text:p text:style-name="P13"><text:span text:style-name="T13">--previous_bulk name</text:span><text:span text:style-name="T23"> </text:span><text:span text:style-name="T24">= jiný bulk ze kterého budete porovnávat, musí být v počítači</text:span></text:p>
      <text:h text:style-name="P1" text:outline-level="2">Volitelné argumenty</text:h>
      <text:p text:style-name="P14">Tyto argumenty nejsou potřebné a slouží spíše k testování.</text:p>
      <text:p text:style-name="P15">--help<text:span text:style-name="T14"> = zobrazuje všechny argumenty, které mohou být použity</text:span></text:p>
      <text:p text:style-name="P15">--wrapper_id id<text:span text:style-name="T14"> = vezme jen tu část HTML dokumentu, kde se vyskytuje tento tag (pravděpodobně nefunguje)</text:span></text:p>
      <text:p text:style-name="P16">--<text:span text:style-name="T28">download_only</text:span><text:span text:style-name="T25"> = pouze stáhne dokument </text:span><text:span text:style-name="T14">(pravděpodobně nefunguje)</text:span></text:p>
      <text:p text:style-name="P17">--test_mode<text:span text:style-name="T14"> = přepne program do detailnějšího módu, který dovoluje přeskočit anebo vybrat postup programu</text:span></text:p>
      <text:p text:style-name="P16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12:05:54.876854161</dc:date>
    <meta:editing-duration>PT57M57S</meta:editing-duration>
    <meta:editing-cycles>24</meta:editing-cycles>
    <meta:generator>LibreOffice/6.0.6.1$Linux_X86_64 LibreOffice_project/00$Build-1</meta:generator>
    <meta:document-statistic meta:table-count="0" meta:image-count="0" meta:object-count="0" meta:page-count="2" meta:paragraph-count="30" meta:word-count="421" meta:character-count="2685" meta:non-whitespace-character-count="2299"/>
  </office:meta>
</office:document-meta>
</file>